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e57" officeooo:paragraph-rsid="0002ee57"/>
    </style:style>
    <style:style style:name="T1" style:family="text">
      <style:text-properties officeooo:rsid="00041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old a Master of Science degree in Mathematics at the University of British Columbia, Vancouver. I got the advertisement of your vacancy online, and would like to apply for <text:span text:style-name="T1">this </text:span>job <text:span text:style-name="T1">p</text:span>osition in your company.</text:p>
      <text:p text:style-name="P1"/>
      <text:p text:style-name="P1">Your advertisement confirmed for me that your company is where I would like to stay and enjoy the best experience. As you will see from my CV, I have gained some experience through my research, industrial training and a variety of part-time jobs, but would welcome the opportunity to explore the many interesting options in Mathematics, Science related fields and to develop within your reputable and environmentally-friendly Company.</text:p>
      <text:p text:style-name="P1"/>
      <text:p text:style-name="P1">During my MSc research, I worked on a research project at UBC and developed a mathematical model on the co-infection of HIV/AIDS and Tuberculosis. I was praised by my department on my meticulous approach and attention to detail. I am good at working independently and as part of a team. I have also grown accustomed to team work through my involvement in <text:s/>music. I am convinced that my various student jobs in bank demonstrate that I am able to deal calmly with stressful situations and difficult people.</text:p>
      <text:p text:style-name="P1"/>
      <text:p text:style-name="P1">Please contact me should you require any further information or documentation.</text:p>
      <text:p text:style-name="P1">I would welcome the opportunity to discuss this in an intervi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1:52:50.498240756</meta:creation-date>
    <dc:date>2015-11-18T11:55:03.021754214</dc:date>
    <meta:editing-duration>PT1M3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213" meta:character-count="1289" meta:non-whitespace-character-count="1080"/>
  </office:meta>
</office:document-meta>
</file>